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margin-bottom="0in" fo:line-height="100%" fo:background-color="#FFFFFF"/>
    </style:style>
    <style:style style:name="T3" style:parent-style-name="DefaultParagraphFont" style:family="text">
      <style:text-properties style:font-name="Arial" style:font-name-asian="Times New Roman" style:font-name-complex="Arial" fo:color="#222222" fo:font-size="16pt" style:font-size-asian="16pt" style:font-size-complex="16pt"/>
    </style:style>
    <style:style style:name="P4" style:parent-style-name="Normal" style:family="paragraph">
      <style:paragraph-properties fo:margin-bottom="0in" fo:line-height="100%" fo:background-color="#FFFFFF"/>
    </style:style>
    <style:style style:name="T5" style:parent-style-name="DefaultParagraphFont" style:family="text">
      <style:text-properties style:font-name="Arial" style:font-name-asian="Times New Roman" style:font-name-complex="Arial" fo:color="#222222" fo:font-size="16pt" style:font-size-asian="16pt" style:font-size-complex="16pt"/>
    </style:style>
    <style:style style:name="P6" style:parent-style-name="Normal" style:family="paragraph">
      <style:paragraph-properties fo:margin-bottom="0in" fo:line-height="100%" fo:background-color="#FFFFFF"/>
    </style:style>
    <style:style style:name="T7" style:parent-style-name="DefaultParagraphFont" style:family="text">
      <style:text-properties style:font-name="Arial" style:font-name-asian="Times New Roman" style:font-name-complex="Arial" fo:color="#222222" fo:font-size="16pt" style:font-size-asian="16pt" style:font-size-complex="16pt"/>
    </style:style>
    <style:style style:name="P8" style:parent-style-name="Normal" style:family="paragraph">
      <style:paragraph-properties fo:margin-bottom="0in" fo:line-height="100%" fo:background-color="#FFFFFF"/>
    </style:style>
    <style:style style:name="T9" style:parent-style-name="DefaultParagraphFont" style:family="text">
      <style:text-properties style:font-name="Arial" style:font-name-asian="Times New Roman" style:font-name-complex="Arial" fo:color="#1F497D" fo:font-size="10pt" style:font-size-asian="10pt" style:font-size-complex="10pt" fo:language="en" fo:country="CA"/>
    </style:style>
    <style:style style:name="P10" style:parent-style-name="Normal" style:family="paragraph">
      <style:paragraph-properties fo:margin-bottom="0in" fo:line-height="100%" fo:background-color="#FFFFFF"/>
    </style:style>
    <style:style style:name="T11" style:parent-style-name="DefaultParagraphFont" style:family="text">
      <style:text-properties style:font-name="Arial" style:font-name-asian="Times New Roman" style:font-name-complex="Arial" fo:color="#1F497D" fo:font-size="10pt" style:font-size-asian="10pt" style:font-size-complex="10pt" fo:language="en" fo:country="CA"/>
    </style:style>
    <style:style style:name="P12" style:parent-style-name="Normal" style:family="paragraph">
      <style:paragraph-properties fo:margin-bottom="0in" fo:line-height="100%" fo:background-color="#FFFFFF"/>
    </style:style>
    <style:style style:name="T13" style:parent-style-name="DefaultParagraphFont" style:family="text">
      <style:text-properties style:font-name="Arial" style:font-name-asian="Times New Roman" style:font-name-complex="Arial" fo:color="#1F497D" fo:font-size="10pt" style:font-size-asian="10pt" style:font-size-complex="10pt" fo:language="en" fo:country="CA"/>
    </style:style>
    <style:style style:name="T14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fo:language="en" fo:country="CA"/>
    </style:style>
    <style:style style:name="P15" style:parent-style-name="Normal" style:family="paragraph">
      <style:paragraph-properties fo:margin-bottom="0in" fo:line-height="100%" fo:background-color="#FFFFFF"/>
    </style:style>
    <style:style style:name="T1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fo:language="en" fo:country="CA"/>
    </style:style>
    <style:style style:name="T1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fo:language="en"/>
    </style:style>
    <style:style style:name="P18" style:parent-style-name="Normal" style:family="paragraph">
      <style:paragraph-properties fo:margin-bottom="0in" fo:line-height="100%" fo:background-color="#FFFFFF"/>
    </style:style>
    <style:style style:name="T19" style:parent-style-name="DefaultParagraphFont" style:family="text">
      <style:text-properties style:font-name="Arial" style:font-name-asian="Times New Roman" style:font-name-complex="Arial" fo:color="#0563C1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20" style:parent-style-name="DefaultParagraphFont" style:family="text">
      <style:text-properties style:font-name="Arial" style:font-name-asian="Times New Roman" style:font-name-complex="Arial" fo:color="#0563C1" fo:font-size="10pt" style:font-size-asian="10pt" style:font-size-complex="10pt" fo:language="fr" fo:country="FR"/>
    </style:style>
    <style:style style:name="T21" style:parent-style-name="DefaultParagraphFont" style:family="text">
      <style:text-properties style:font-name="Arial" style:font-name-asian="Times New Roman" style:font-name-complex="Arial" fo:color="#0563C1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22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fo:language="fr" fo:country="FR"/>
    </style:style>
    <style:style style:name="P23" style:parent-style-name="Normal" style:family="paragraph">
      <style:text-properties fo:font-weight="bold" style:font-weight-asian="bold" style:font-weight-complex="bold" fo:language="fr" fo:country="FR"/>
    </style:style>
    <style:style style:name="P24" style:parent-style-name="Normal" style:family="paragraph">
      <style:text-properties fo:font-weight="bold" style:font-weight-asian="bold" style:font-weight-complex="bold" fo:language="fr" fo:country="FR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 fo:background-color="#FFFFFF"/>
    </style:style>
    <style:style style:name="P2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2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29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500050" fo:font-size="12pt" style:font-size-asian="12pt" style:font-size-complex="12pt" fo:background-color="#FFFFFF"/>
    </style:style>
    <style:style style:name="P31" style:parent-style-name="Normal" style:family="paragraph">
      <style:paragraph-properties fo:margin-bottom="0in" fo:line-height="100%"/>
      <style:text-properties style:font-name="Arial" style:font-name-asian="Times New Roman" style:font-name-complex="Arial" fo:color="#500050" fo:font-size="12pt" style:font-size-asian="12pt" style:font-size-complex="12pt" fo:background-color="#FFFFFF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GB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GB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GB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Arial" style:font-name-asian="Times New Roman" style:font-name-complex="Arial" fo:color="#0563C1" fo:font-size="12pt" style:font-size-asian="12pt" style:font-size-complex="12pt" fo:background-color="#FFFFFF" style:text-underline-type="single" style:text-underline-style="solid" style:text-underline-width="auto" style:text-underline-mode="continuous" fo:language="en" fo:country="GB"/>
    </style:style>
    <style:style style:name="P40" style:parent-style-name="Normal" style:family="paragraph">
      <style:text-properties fo:language="fr" fo:country="FR"/>
    </style:style>
    <style:style style:name="P41" style:parent-style-name="Normal" style:family="paragraph">
      <style:text-properties fo:font-weight="bold" style:font-weight-asian="bold" style:font-weight-complex="bold" fo:language="fr" fo:country="FR"/>
    </style:style>
    <style:style style:name="P4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4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4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45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46" style:parent-style-name="Normal" style:family="paragraph">
      <style:paragraph-properties fo:margin-bottom="0in" fo:line-height="100%" fo:background-color="#FFFFFF"/>
    </style:style>
    <style:style style:name="T47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/>
    </style:style>
    <style:style style:name="T48" style:parent-style-name="DefaultParagraphFont" style:family="text">
      <style:text-properties style:font-name="Arial" style:font-name-asian="Times New Roman" style:font-name-complex="Arial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/>
    </style:style>
    <style:style style:name="P50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/>
    </style:style>
    <style:style style:name="P5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fo:language="fr" fo:country="FR"/>
    </style:style>
    <style:style style:name="P5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fo:language="fr" fo:country="FR"/>
    </style:style>
    <style:style style:name="P5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fo:language="fr" fo:country="FR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500050" fo:font-size="12pt" style:font-size-asian="12pt" style:font-size-complex="12pt" fo:background-color="#FFFFFF" fo:language="fr" fo:country="FR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00050" fo:font-size="10pt" style:font-size-asian="10pt" style:font-size-complex="10pt" fo:background-color="#FFFFFF" fo:language="fr" fo:country="FR"/>
    </style:style>
    <style:style style:name="P57" style:parent-style-name="Normal" style:family="paragraph">
      <style:text-properties fo:language="fr" fo:country="FR"/>
    </style:style>
    <style:style style:name="P58" style:parent-style-name="Normal" style:family="paragraph">
      <style:text-properties fo:font-weight="bold" style:font-weight-asian="bold" style:font-weight-complex="bold" fo:language="fr" fo:country="FR"/>
    </style:style>
  </office:automatic-styles>
  <office:body>
    <office:text text:use-soft-page-breaks="true">
      <text:p text:style-name="P1">CIHR 20221115</text:p>
      <text:p text:style-name="P2"><text:span text:style-name="T3">Bonjour I did not receive the excel sheet can you provide this to us?</text:span></text:p>
      <text:p text:style-name="P4"><text:span text:style-name="T5"> </text:span></text:p>
      <text:p text:style-name="P6"><text:span text:style-name="T7"> </text:span></text:p>
      <text:p text:style-name="P8"><text:span text:style-name="T9">David Coulombe</text:span></text:p>
      <text:p text:style-name="P10"><text:span text:style-name="T11"> </text:span></text:p>
      <text:p text:style-name="P12"><text:span text:style-name="T13">/Media Relations </text:span><text:span text:style-name="T14">/ Communications</text:span></text:p>
      <text:p text:style-name="P15"><text:span text:style-name="T16">Canadian Institutes of Health Research (CIHR) /</text:span><text:span text:style-name="T17"> Government of Canada</text:span></text:p>
      <text:p text:style-name="P18"><text:a xlink:href="mailto:dcoulombe@cihr.gc.ca" office:target-frame-name="_blank" xlink:show="new"><text:span text:style-name="T19">dcoulombe@</text:span><text:span text:style-name="T20">cihr</text:span><text:span text:style-name="T21">.gc.ca</text:span></text:a><text:span text:style-name="T22"> / Tel: 613-941-4563 / Fax: 613-954-6653</text:span></text:p>
      <text:p text:style-name="P23"/>
      <text:p text:style-name="P24">MOR 20221117</text:p>
      <text:p text:style-name="P25"><text:span text:style-name="T26">Hi,</text:span></text:p>
      <text:p text:style-name="P27"/>
      <text:p text:style-name="P28">Please find attached the excel sheets and best practice from the WHO policy reference.</text:p>
      <text:p text:style-name="P29">Looking forward to hearing from you.</text:p>
      <text:p text:style-name="P30"/>
      <text:p text:style-name="P31">Best Wishes,</text:p>
      <text:p text:style-name="P32"><text:span text:style-name="T33">MOR</text:span></text:p>
      <text:p text:style-name="P34"><text:span text:style-name="T35">Project Manager, Research Funder Transparency</text:span></text:p>
      <text:p text:style-name="P36"><text:span text:style-name="T37">TranspariMED</text:span></text:p>
      <text:p text:style-name="P38"><text:a xlink:href="https://can01.safelinks.protection.outlook.com/?url=http%3A%2F%2Fwww.transparimed.org%2F&amp;data=05%7C01%7CMediaRelations-Relationsaveclesmedias%40cihr-irsc.gc.ca%7Ca0bc02e9acb94cc5675d08dac6361f84%7C1ebfccd67d4448068ffcbb521f3acc24%7C0%7C0%7C638040232999650213%7CUnknown%7CTWFpbGZsb3d8eyJWIjoiMC4wLjAwMDAiLCJQIjoiV2luMzIiLCJBTiI6Ik1haWwiLCJXVCI6Mn0%3D%7C3000%7C%7C%7C&amp;sdata=LlEGyE2wGmiUxrh5lM6rbhI3QrNcqpEvoYBnRx2crfQ%3D&amp;reserved=0" office:target-frame-name="_blank" xlink:show="new"><text:span text:style-name="T39">www.TranspariMED.org</text:span></text:a></text:p>
      <text:p text:style-name="P40"/>
      <text:p text:style-name="P41">CIHR 20221117</text:p>
      <text:p text:style-name="P42">Hello Marguerite,</text:p>
      <text:p text:style-name="P43"> </text:p>
      <text:p text:style-name="P44">Our colleagues on the Clinical Trials team have reviewed and this is an accurate reflection of our policy as it currently stands.</text:p>
      <text:p text:style-name="P45"> </text:p>
      <text:p text:style-name="P46"><text:span text:style-name="T47">Going forward, please contact: </text:span><text:a xlink:href="mailto:clinicaltrials-essaiscliniques@cihr-irsc.gc.ca" office:target-frame-name="_blank" xlink:show="new"><text:span text:style-name="T48">clinicaltrials-essaiscliniques@cihr-irsc.gc.ca</text:span></text:a><text:span text:style-name="T49"> for any other similar inquiries or questions.</text:span></text:p>
      <text:p text:style-name="P50"> </text:p>
      <text:p text:style-name="P51">Thank you!</text:p>
      <text:p text:style-name="P52"> </text:p>
      <text:p text:style-name="P53">Kaitlyn</text:p>
      <text:p text:style-name="P54"> </text:p>
      <text:p text:style-name="P55"><text:span text:style-name="T56">Media Relations / Relations avec les médias</text:span></text:p>
      <text:p text:style-name="P57"/>
      <text:p text:style-name="P58">ACTION TAKEN</text:p>
      <text:p text:style-name="Normal">No changes made to CIHR scor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l" style:display-name="il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guerite O'Riordan (Student)</meta:initial-creator>
    <dc:creator>Marguerite O'Riordan (Student)</dc:creator>
    <meta:creation-date>2023-01-21T20:34:00Z</meta:creation-date>
    <dc:date>2023-01-21T20:57:00Z</dc:date>
    <meta:template xlink:href="Normal" xlink:type="simple"/>
    <meta:editing-cycles>1</meta:editing-cycles>
    <meta:editing-duration>PT0S</meta:editing-duration>
    <meta:document-statistic meta:page-count="1" meta:paragraph-count="3" meta:word-count="225" meta:character-count="1508" meta:row-count="10" meta:non-whitespace-character-count="1286"/>
  </office:meta>
</office:document-meta>
</file>